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MS Gothic" svg:font-family="'MS Gothic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dvOT596495f2" svg:font-family="AdvOT596495f2" style:font-family-generic="system" style:font-pitch="variable"/>
    <style:font-face style:name="AdvOT596495f2+fb" svg:font-family="AdvOT596495f2+fb" style:font-family-generic="system" style:font-pitch="variable"/>
    <style:font-face style:name="Lohit Devanagari1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Default">
      <style:text-properties style:font-name="Calibri" fo:font-size="11pt" style:font-size-asian="11pt" style:font-size-complex="11pt"/>
    </style:style>
    <style:style style:name="P2" style:family="paragraph" style:parent-style-name="Default">
      <style:text-properties fo:font-size="11pt" style:font-size-asian="11pt" style:font-size-complex="11pt"/>
    </style:style>
    <style:style style:name="P3" style:family="paragraph" style:parent-style-name="Default">
      <style:text-properties officeooo:paragraph-rsid="000f776c"/>
    </style:style>
    <style:style style:name="P4" style:family="paragraph" style:parent-style-name="Frame_20_contents">
      <style:text-properties officeooo:rsid="000f776c" officeooo:paragraph-rsid="000f776c"/>
    </style:style>
    <style:style style:name="P5" style:family="paragraph" style:parent-style-name="Standard">
      <style:text-properties style:font-name-complex="AdvOT596495f2+fb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MS Gothic" style:font-name-asian="MS Gothic1"/>
    </style:style>
    <style:style style:name="T3" style:family="text">
      <style:text-properties style:font-name="MS Gothic" officeooo:rsid="000f776c" style:font-name-asian="MS Gothic1"/>
    </style:style>
    <style:style style:name="T4" style:family="text">
      <style:text-properties style:font-name="MS Gothic" fo:font-size="11pt" officeooo:rsid="000f776c" style:font-name-asian="MS Gothic1" style:font-size-asian="11pt" style:font-name-complex="Segoe UI Symbol1" style:font-size-complex="11pt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-complex="Times New Roman1"/>
    </style:style>
    <style:style style:name="T7" style:family="text">
      <style:text-properties style:font-name="Segoe UI Symbol" fo:font-size="11pt" style:font-name-asian="MS Gothic1" style:font-size-asian="11pt" style:font-name-complex="Segoe UI Symbol1" style:font-size-complex="11pt"/>
    </style:style>
    <style:style style:name="T8" style:family="text">
      <style:text-properties style:font-name="Segoe UI Symbol" fo:font-size="11pt" officeooo:rsid="000f776c" style:font-name-asian="MS Gothic1" style:font-size-asian="11pt" style:font-name-complex="Segoe UI Symbol1" style:font-size-complex="11pt"/>
    </style:style>
    <style:style style:name="T9" style:family="text">
      <style:text-properties style:font-name="Calibri" fo:font-size="11pt" style:font-size-asian="11pt" style:font-size-complex="11pt"/>
    </style:style>
    <style:style style:name="T10" style:family="text">
      <style:text-properties style:font-name="Calibri" fo:font-size="11pt" style:font-size-asian="11pt" style:font-size-complex="11pt"/>
    </style:style>
    <style:style style:name="T11" style:family="text">
      <style:text-properties fo:color="#2b3244" style:font-name="Calibri" fo:font-size="11pt" style:font-size-asian="11pt" style:font-size-complex="11pt"/>
    </style:style>
    <style:style style:name="gr1" style:family="graphic" style:parent-style-name="Frame">
      <style:graphic-properties draw:stroke="solid" svg:stroke-width="0.026cm" svg:stroke-color="#000000" draw:stroke-linejoin="miter" draw:fill="solid" draw:fill-color="#ffffff" draw:textarea-vertical-align="top" draw:auto-grow-height="false" fo:min-height="3.558cm" fo:min-width="16.85cm" fo:padding-top="0.127cm" fo:padding-bottom="0.127cm" fo:padding-left="0.254cm" fo:padding-right="0.254cm" fo:wrap-option="wrap" fo:margin-left="0.318cm" fo:margin-right="0.37cm" fo:margin-top="0.127cm" fo:margin-bottom="0.18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Declaration of interests</text:span></text:p>
      <text:p text:style-name="Standard"/>
      <text:p text:style-name="Standard"><text:span text:style-name="T3">x</text:span><text:span text:style-name="T5"> </text:span><text:span text:style-name="T6">The authors declare that they have no known competing financial interests or personal relationships that could have appeared to influence the work reported in this paper.</text:span></text:p>
      <text:p text:style-name="P5"/>
      <text:p text:style-name="P3"><text:span text:style-name="T4">x</text:span><text:span text:style-name="T8"> </text:span><text:span text:style-name="T9">The authors declare the following </text:span><text:span text:style-name="T11">financial interests/personal relationships </text:span><text:span text:style-name="T9">which may be considered as potential competing interests: </text:span></text:p>
      <text:p text:style-name="P1"><draw:custom-shape text:anchor-type="paragraph" draw:z-index="0" draw:name="Text Box 2" draw:style-name="gr1" draw:text-style-name="P7" svg:width="17.357cm" svg:height="3.811cm" svg:x="0.148cm" svg:y="0.907cm"><text:p text:style-name="P4">Fabian Hofmann and Markus Schlott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"/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MS Gothic" svg:font-family="'MS Gothic'" style:font-family-generic="roman" style:font-pitch="variable"/>
    <style:font-face style:name="Segoe UI Symbol" svg:font-family="'Segoe UI Symbol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dvOT596495f2" svg:font-family="AdvOT596495f2" style:font-family-generic="system" style:font-pitch="variable"/>
    <style:font-face style:name="AdvOT596495f2+fb" svg:font-family="AdvOT596495f2+fb" style:font-family-generic="system" style:font-pitch="variable"/>
    <style:font-face style:name="Lohit Devanagari1" svg:font-family="'Lohit Devanagari'" style:font-family-generic="system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Segoe UI Symbol1" svg:font-family="'Segoe UI Symbol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宋体" style:font-size-asian="11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宋体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Fennell, Catriona (ELS-AMS)</meta:initial-creator>
    <meta:editing-cycles>7</meta:editing-cycles>
    <meta:creation-date>2018-04-09T13:56:00</meta:creation-date>
    <dc:date>2022-03-16T23:17:45.737238119</dc:date>
    <meta:editing-duration>PT2M39S</meta:editing-duration>
    <meta:generator>LibreOffice/6.4.7.2$Linux_X86_64 LibreOffice_project/40$Build-2</meta:generator>
    <meta:document-statistic meta:table-count="0" meta:image-count="0" meta:object-count="0" meta:page-count="1" meta:paragraph-count="4" meta:word-count="52" meta:character-count="366" meta:non-whitespace-character-count="3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SIP_Label_549ac42a-3eb4-4074-b885-aea26bd6241e_ActionId" meta:value-type="string">cb91c508-4733-4459-9e4e-046cb21c2afb</meta:user-defined>
    <meta:user-defined meta:name="MSIP_Label_549ac42a-3eb4-4074-b885-aea26bd6241e_ContentBits" meta:value-type="string">0</meta:user-defined>
    <meta:user-defined meta:name="MSIP_Label_549ac42a-3eb4-4074-b885-aea26bd6241e_Enabled" meta:value-type="string">true</meta:user-defined>
    <meta:user-defined meta:name="MSIP_Label_549ac42a-3eb4-4074-b885-aea26bd6241e_Method" meta:value-type="string">Standard</meta:user-defined>
    <meta:user-defined meta:name="MSIP_Label_549ac42a-3eb4-4074-b885-aea26bd6241e_Name" meta:value-type="string">General Business</meta:user-defined>
    <meta:user-defined meta:name="MSIP_Label_549ac42a-3eb4-4074-b885-aea26bd6241e_SetDate" meta:value-type="string">2022-01-12T09:16:29Z</meta:user-defined>
    <meta:user-defined meta:name="MSIP_Label_549ac42a-3eb4-4074-b885-aea26bd6241e_SiteId" meta:value-type="string">9274ee3f-9425-4109-a27f-9fb15c10675d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